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7e5e79" officeooo:paragraph-rsid="007e5e79"/>
    </style:style>
    <style:style style:name="P2" style:family="paragraph" style:parent-style-name="Text_20_body">
      <style:text-properties officeooo:rsid="009ab99a" officeooo:paragraph-rsid="009ab99a"/>
    </style:style>
    <style:style style:name="P3" style:family="paragraph" style:parent-style-name="Text_20_body">
      <style:text-properties officeooo:paragraph-rsid="009ab99a"/>
    </style:style>
    <style:style style:name="P4" style:family="paragraph" style:parent-style-name="Text_20_body">
      <style:text-properties officeooo:rsid="009b6320" officeooo:paragraph-rsid="009b6320"/>
    </style:style>
    <style:style style:name="P5" style:family="paragraph" style:parent-style-name="Text_20_body">
      <style:text-properties officeooo:rsid="00a6b6ee" officeooo:paragraph-rsid="00a6b6ee"/>
    </style:style>
    <style:style style:name="P6" style:family="paragraph" style:parent-style-name="Text_20_body">
      <style:text-properties officeooo:paragraph-rsid="00afab11"/>
    </style:style>
    <style:style style:name="P7" style:family="paragraph" style:parent-style-name="Text_20_body">
      <style:text-properties officeooo:rsid="00b10c64" officeooo:paragraph-rsid="00b10f73"/>
    </style:style>
    <style:style style:name="P8" style:family="paragraph" style:parent-style-name="Code">
      <style:text-properties officeooo:rsid="00978ac3" officeooo:paragraph-rsid="00978ac3"/>
    </style:style>
    <style:style style:name="P9" style:family="paragraph" style:parent-style-name="Code">
      <style:text-properties fo:font-weight="bold" style:font-weight-asian="bold" style:font-weight-complex="bold"/>
    </style:style>
    <style:style style:name="P10" style:family="paragraph" style:parent-style-name="Code">
      <style:text-properties officeooo:rsid="00a6b6ee" officeooo:paragraph-rsid="00a6b6ee"/>
    </style:style>
    <style:style style:name="P11" style:family="paragraph" style:parent-style-name="Code">
      <style:text-properties officeooo:rsid="00a97a55" officeooo:paragraph-rsid="00a97a55"/>
    </style:style>
    <style:style style:name="P12" style:family="paragraph" style:parent-style-name="Code">
      <style:text-properties officeooo:paragraph-rsid="00afab11"/>
    </style:style>
    <style:style style:name="P13" style:family="paragraph" style:parent-style-name="Code">
      <style:text-properties officeooo:rsid="00b3e2af" officeooo:paragraph-rsid="00b3e2af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b10c64" officeooo:paragraph-rsid="00b10f73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b10f73" officeooo:paragraph-rsid="00b1e817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paragraph-rsid="0096a1ad"/>
    </style:style>
    <style:style style:name="P18" style:family="paragraph" style:parent-style-name="Text_20_body" style:list-style-name="L1">
      <style:text-properties officeooo:paragraph-rsid="00afab11"/>
    </style:style>
    <style:style style:name="P19" style:family="paragraph" style:parent-style-name="Text_20_body" style:list-style-name="L1">
      <style:text-properties fo:font-size="12pt" officeooo:rsid="0096a1ad" officeooo:paragraph-rsid="0096a1ad" style:font-size-asian="12pt" style:font-size-complex="12pt"/>
    </style:style>
    <style:style style:name="P20" style:family="paragraph" style:parent-style-name="Text_20_body" style:list-style-name="L1">
      <style:text-properties officeooo:rsid="009cc9a5" officeooo:paragraph-rsid="009cc9a5"/>
    </style:style>
    <style:style style:name="P21" style:family="paragraph" style:parent-style-name="Text_20_body" style:list-style-name="L1">
      <style:text-properties officeooo:rsid="009cc9a5" officeooo:paragraph-rsid="00a19f64"/>
    </style:style>
    <style:style style:name="P22" style:family="paragraph" style:parent-style-name="Text_20_body" style:list-style-name="L1">
      <style:text-properties officeooo:rsid="009cc9a5" officeooo:paragraph-rsid="00a44f33"/>
    </style:style>
    <style:style style:name="P23" style:family="paragraph" style:parent-style-name="Text_20_body" style:list-style-name="L1">
      <style:text-properties officeooo:rsid="007f595c" officeooo:paragraph-rsid="009cc9a5"/>
    </style:style>
    <style:style style:name="P24" style:family="paragraph" style:parent-style-name="Text_20_body" style:list-style-name="L1">
      <style:text-properties officeooo:rsid="007f595c" officeooo:paragraph-rsid="00a352a8"/>
    </style:style>
    <style:style style:name="P25" style:family="paragraph" style:parent-style-name="Text_20_body" style:list-style-name="L1">
      <style:text-properties officeooo:rsid="007f595c" officeooo:paragraph-rsid="00a44f33"/>
    </style:style>
    <style:style style:name="P26" style:family="paragraph" style:parent-style-name="Text_20_body" style:list-style-name="L1">
      <style:text-properties officeooo:rsid="007f595c" officeooo:paragraph-rsid="00a50979"/>
    </style:style>
    <style:style style:name="P27" style:family="paragraph" style:parent-style-name="Text_20_body" style:list-style-name="L1">
      <style:text-properties officeooo:rsid="007f595c" officeooo:paragraph-rsid="00ae5742"/>
    </style:style>
    <style:style style:name="P28" style:family="paragraph" style:parent-style-name="Text_20_body" style:list-style-name="L1">
      <style:text-properties officeooo:rsid="007f595c" officeooo:paragraph-rsid="00afab11"/>
    </style:style>
    <style:style style:name="P29" style:family="paragraph" style:parent-style-name="Text_20_body" style:list-style-name="L1">
      <style:text-properties officeooo:rsid="009e4563" officeooo:paragraph-rsid="009e4563"/>
    </style:style>
    <style:style style:name="P30" style:family="paragraph" style:parent-style-name="Text_20_body" style:list-style-name="L1">
      <style:text-properties officeooo:rsid="009e4563" officeooo:paragraph-rsid="00a19f64"/>
    </style:style>
    <style:style style:name="P31" style:family="paragraph" style:parent-style-name="Text_20_body" style:list-style-name="L1">
      <style:text-properties officeooo:rsid="009e4563" officeooo:paragraph-rsid="00a44f33"/>
    </style:style>
    <style:style style:name="P32" style:family="paragraph" style:parent-style-name="Text_20_body" style:list-style-name="L1">
      <style:text-properties officeooo:rsid="009e4563" officeooo:paragraph-rsid="00a50979"/>
    </style:style>
    <style:style style:name="P33" style:family="paragraph" style:parent-style-name="Text_20_body" style:list-style-name="L1">
      <style:text-properties officeooo:rsid="009e4563" officeooo:paragraph-rsid="00ae5742"/>
    </style:style>
    <style:style style:name="P34" style:family="paragraph" style:parent-style-name="Text_20_body" style:list-style-name="L1">
      <style:text-properties officeooo:rsid="009e4563" officeooo:paragraph-rsid="00afab11"/>
    </style:style>
    <style:style style:name="P35" style:family="paragraph" style:parent-style-name="Text_20_body" style:list-style-name="L1">
      <style:text-properties officeooo:rsid="00a19f64" officeooo:paragraph-rsid="00a19f64"/>
    </style:style>
    <style:style style:name="P36" style:family="paragraph" style:parent-style-name="Text_20_body" style:list-style-name="L1">
      <style:text-properties officeooo:rsid="00a352a8" officeooo:paragraph-rsid="00a352a8"/>
    </style:style>
    <style:style style:name="P37" style:family="paragraph" style:parent-style-name="Text_20_body" style:list-style-name="L1">
      <style:text-properties officeooo:rsid="00a44f33" officeooo:paragraph-rsid="00a44f33"/>
    </style:style>
    <style:style style:name="P38" style:family="paragraph" style:parent-style-name="Text_20_body" style:list-style-name="L1">
      <style:text-properties officeooo:rsid="00a50979" officeooo:paragraph-rsid="00a50979"/>
    </style:style>
    <style:style style:name="P39" style:family="paragraph" style:parent-style-name="Text_20_body" style:list-style-name="L1">
      <style:text-properties officeooo:rsid="00a50979" officeooo:paragraph-rsid="00ae5742"/>
    </style:style>
    <style:style style:name="P40" style:family="paragraph" style:parent-style-name="Text_20_body" style:list-style-name="L1">
      <style:text-properties officeooo:rsid="00a50979" officeooo:paragraph-rsid="00afab11"/>
    </style:style>
    <style:style style:name="P41" style:family="paragraph" style:parent-style-name="Text_20_body" style:list-style-name="L1">
      <style:text-properties officeooo:rsid="00a6fc71" officeooo:paragraph-rsid="00a6fc71"/>
    </style:style>
    <style:style style:name="P42" style:family="paragraph" style:parent-style-name="Text_20_body" style:list-style-name="L1">
      <style:text-properties officeooo:rsid="00a75168" officeooo:paragraph-rsid="00a75168"/>
    </style:style>
    <style:style style:name="P43" style:family="paragraph" style:parent-style-name="Text_20_body" style:list-style-name="L1">
      <style:text-properties style:font-name="Monospace" fo:language="uk" fo:country="UA" officeooo:rsid="001ed1ca" officeooo:paragraph-rsid="007ea8da" style:font-size-asian="10.5pt"/>
    </style:style>
    <style:style style:name="P44" style:family="paragraph" style:parent-style-name="Text_20_body" style:list-style-name="L1">
      <style:text-properties officeooo:rsid="007e5e79" officeooo:paragraph-rsid="007e5e79"/>
    </style:style>
    <style:style style:name="P45" style:family="paragraph" style:parent-style-name="Text_20_body" style:list-style-name="L1">
      <style:paragraph-properties fo:margin-left="0in" fo:margin-right="0in" fo:text-indent="0in" style:auto-text-indent="false"/>
      <style:text-properties style:font-name="Monospace" fo:language="uk" fo:country="UA" officeooo:rsid="00a6b6ee" officeooo:paragraph-rsid="00a6b6ee" style:font-size-asian="10.5pt"/>
    </style:style>
    <style:style style:name="P46" style:family="paragraph" style:parent-style-name="Code">
      <style:text-properties officeooo:rsid="00b56050" officeooo:paragraph-rsid="00b56050"/>
    </style:style>
    <style:style style:name="T1" style:family="text">
      <style:text-properties officeooo:rsid="001ed1ca"/>
    </style:style>
    <style:style style:name="T2" style:family="text">
      <style:text-properties officeooo:rsid="007c600f"/>
    </style:style>
    <style:style style:name="T3" style:family="text">
      <style:text-properties officeooo:rsid="007cd57a"/>
    </style:style>
    <style:style style:name="T4" style:family="text">
      <style:text-properties style:font-name="Monospace" fo:language="uk" fo:country="UA" officeooo:rsid="001ed1ca" style:font-size-asian="10.5pt"/>
    </style:style>
    <style:style style:name="T5" style:family="text">
      <style:text-properties officeooo:rsid="008d7034"/>
    </style:style>
    <style:style style:name="T6" style:family="text">
      <style:text-properties officeooo:rsid="00978ac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9ab99a"/>
    </style:style>
    <style:style style:name="T9" style:family="text">
      <style:text-properties fo:language="uk" fo:country="UA"/>
    </style:style>
    <style:style style:name="T10" style:family="text">
      <style:text-properties fo:language="uk" fo:country="UA" officeooo:rsid="009ab99a"/>
    </style:style>
    <style:style style:name="T11" style:family="text">
      <style:text-properties fo:language="uk" fo:country="UA" officeooo:rsid="00afab11"/>
    </style:style>
    <style:style style:name="T12" style:family="text">
      <style:text-properties fo:language="uk" fo:country="UA" officeooo:rsid="009b6320"/>
    </style:style>
    <style:style style:name="T13" style:family="text">
      <style:text-properties officeooo:rsid="009cc9a5"/>
    </style:style>
    <style:style style:name="T14" style:family="text">
      <style:text-properties officeooo:rsid="00a50979"/>
    </style:style>
    <style:style style:name="T15" style:family="text">
      <style:text-properties officeooo:rsid="00acfb19"/>
    </style:style>
    <style:style style:name="T16" style:family="text">
      <style:text-properties officeooo:rsid="00ae5742"/>
    </style:style>
    <style:style style:name="T17" style:family="text">
      <style:text-properties officeooo:rsid="00afab11"/>
    </style:style>
    <style:style style:name="T18" style:family="text">
      <style:text-properties officeooo:rsid="00b1e81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<text:span text:style-name="T2">алгоритми і структури даних</text:span>" </text:p>
      <text:p text:style-name="Title">студента групи ПА-17-1</text:p>
      <text:p text:style-name="Title">Панасенка <text:span text:style-name="T15">Єгора</text:span> Сергійовича</text:p>
      <text:p text:style-name="Title">Кафедра комп’ютерних технологій, фпм, дну </text:p>
      <text:p text:style-name="Title">2017-2018 навч.р.</text:p>
      <text:p text:style-name="Text_20_body"/>
      <text:list xml:id="list6643621944094974648" text:style-name="L1">
        <text:list-item>
          <text:p text:style-name="P17">Постановка задачі:</text:p>
          <text:list>
            <text:list-item>
              <text:p text:style-name="P19">Розробити абстрактний тип даних (АТД) «Лінійний одно зв'язаний список». На початку роботи програми список не містить елементів. Інтерфейс має включати такі операції:</text:p>
              <text:list>
                <text:list-item>
                  <text:p text:style-name="P19">Додавання n елементів в кінець списку. Передбачити 2 варіанти вводу елементів: 1) з клавіатури; 2) з файлу data.txt. Порядок формування файлу data.txt див. нижче.</text:p>
                </text:list-item>
                <text:list-item>
                  <text:p text:style-name="P19">Додавання одного елементу до списку.</text:p>
                  <text:list>
                    <text:list-item>
                      <text:p text:style-name="P19">для парних варіантів – на початок списку,</text:p>
                    </text:list-item>
                    <text:list-item>
                      <text:p text:style-name="P19">для непарних варіантів - в кінець списку.</text:p>
                    </text:list-item>
                  </text:list>
                  <text:p text:style-name="P19">Значення елементу для додавання вводити з клавіатури.</text:p>
                </text:list-item>
                <text:list-item>
                  <text:p text:style-name="P19">Видалення елементу із списку <text:span text:style-name="T16">(парний)</text:span></text:p>
                  <text:list>
                    <text:list-item>
                      <text:p text:style-name="P19">для парних варіантів – за номером. Номер вводити з клавіатури. Використати операцію з п.4.</text:p>
                    </text:list-item>
                    <text:list-item>
                      <text:p text:style-name="P19">для непарних варіантів - за значенням. Значення елементу вводити з клавіатури. Видалити перший елемент з заданим значенням, який зустрівся. Використати операцію з п.5.</text:p>
                    </text:list-item>
                  </text:list>
                  <text:p text:style-name="P19">Результат вивести на екран.</text:p>
                </text:list-item>
                <text:list-item>
                  <text:p text:style-name="P19">Пошук елементу в списку за номером.</text:p>
                  <text:p text:style-name="P19">Номер вводити з клавіатури. Результат – значення елементу – вивести на екран.</text:p>
                </text:list-item>
                <text:list-item>
                  <text:p text:style-name="P19">Пошук елементу в списку за значенням.</text:p>
                  <text:p text:style-name="P19">Реалізувати алгоритм лінійного пошуку заданого елементу в списку. Відшукати перший елемент з заданим значенням, який зустрівся. Значення елементу для пошуку вводити з клавіатури. Результат – номер елементу в списку або повідомлення про відсутність елементу з таким значенням – вивести на екран.</text:p>
                </text:list-item>
                <text:list-item>
                  <text:p text:style-name="P19">Виведення списку на екран.</text:p>
                </text:list-item>
                <text:list-item>
                  <text:p text:style-name="P19"><text:soft-page-break/>Виведення на екран поточної кількості елементів в списку.</text:p>
                </text:list-item>
                <text:list-item>
                  <text:p text:style-name="P19">Очищення списку.</text:p>
                </text:list-item>
              </text:list>
              <text:p text:style-name="P19">Порядок формування файлу data.txt: Для формування файлу data.txt розробити окрему програму, яка за допомогою датчика випадкових чисел генерує необхідну кількість даних в певному діапазоні та записує їх у файл. Кількість та діапазон чисел вводити з клавіатури.</text:p>
            </text:list-item>
            <text:list-item>
              <text:p text:style-name="P19">Реалізувати дії згідно з варіантом, використовуючи розроблені операції зі списком.</text:p>
              <text:list>
                <text:list-item>
                  <text:p text:style-name="P19">Реалізувати алгоритм, який видаляє кожний другий елемент списку.</text:p>
                </text:list-item>
              </text:list>
            </text:list-item>
          </text:list>
        </text:list-item>
        <text:list-item>
          <text:p text:style-name="P16">Опис <text:span text:style-name="T3">структури программи та реалізованих функцій:</text:span></text:p>
          <text:list>
            <text:list-item>
              <text:p text:style-name="P20">Програма задає тип element з struct element, а також задає struct element з такими полями:</text:p>
              <text:list>
                <text:list-item>
                  <text:p text:style-name="P20">value — де зберігається значення одного елемента</text:p>
                </text:list-item>
                <text:list-item>
                  <text:p text:style-name="P20">next — де зберігається посилання на наступний елемент</text:p>
                </text:list-item>
              </text:list>
            </text:list-item>
            <text:list-item>
              <text:p text:style-name="P16">Про<text:span text:style-name="T4">грамма має такі функції:</text:span></text:p>
              <text:list>
                <text:list-item>
                  <text:p text:style-name="P16">void ign_other(FILE * input)</text:p>
                  <text:list>
                    <text:list-item>
                      <text:p text:style-name="P16"><text:s/>Ігнорує непотрібні данні до кінця рядка. Наприклад якщо ми запросили одне число, а ввели число і якийсь текст то программа забере тільки число.</text:p>
                    </text:list-item>
                    <text:list-item>
                      <text:p text:style-name="P16">Аргументи:</text:p>
                      <text:list>
                        <text:list-item>
                          <text:p text:style-name="P16">input - вхідний поток.</text:p>
                        </text:list-item>
                      </text:list>
                    </text:list-item>
                    <text:list-item>
                      <text:p text:style-name="P16">Функція нічого не виводить.</text:p>
                    </text:list-item>
                  </text:list>
                </text:list-item>
                <text:list-item>
                  <text:p text:style-name="P20">int get_number (FILE * input, FILE * output, char message[], int min, int max)</text:p>
                  <text:list>
                    <text:list-item>
                      <text:p text:style-name="P20">Циклічно забирає число у проміжку з min до max з вхідного потоку доки не отримає потрібне число</text:p>
                    </text:list-item>
                    <text:list-item>
                      <text:p text:style-name="P23">Аргументи</text:p>
                      <text:list>
                        <text:list-item>
                          <text:p text:style-name="P20">input — вхідний потік даних</text:p>
                        </text:list-item>
                        <text:list-item>
                          <text:p text:style-name="P20">output — вихідний потік даних</text:p>
                        </text:list-item>
                        <text:list-item>
                          <text:p text:style-name="P20">message — повідомлення у якому повинен буди запит на число</text:p>
                        </text:list-item>
                        <text:list-item>
                          <text:p text:style-name="P20">min — мінімальне доступне значення</text:p>
                        </text:list-item>
                        <text:list-item>
                          <text:p text:style-name="P20">max — максимально доступне значення</text:p>
                        </text:list-item>
                      </text:list>
                    </text:list-item>
                    <text:list-item>
                      <text:p text:style-name="P20">Функція виводить число від min до max</text:p>
                    </text:list-item>
                  </text:list>
                </text:list-item>
                <text:list-item>
                  <text:p text:style-name="P20"><text:soft-page-break/>element * add_to_end(element * head, int value)</text:p>
                  <text:list>
                    <text:list-item>
                      <text:p text:style-name="P20">Додає один елемент у кінець списку</text:p>
                    </text:list-item>
                    <text:list-item>
                      <text:p text:style-name="P23">Аргументи</text:p>
                      <text:list>
                        <text:list-item>
                          <text:p text:style-name="P29">head — посилання на перший елемент</text:p>
                        </text:list-item>
                        <text:list-item>
                          <text:p text:style-name="P29">value — значення яке буде у нового елемента</text:p>
                        </text:list-item>
                      </text:list>
                    </text:list-item>
                    <text:list-item>
                      <text:p text:style-name="P29">Функція виводить посилання на перший елемент</text:p>
                    </text:list-item>
                  </text:list>
                </text:list-item>
                <text:list-item>
                  <text:p text:style-name="P35">element * fill_list(FILE * input, element * head, int count)</text:p>
                  <text:list>
                    <text:list-item>
                      <text:p text:style-name="P35">Додає count елементів з потоку у кінець списку</text:p>
                    </text:list-item>
                    <text:list-item>
                      <text:p text:style-name="P24">Аргументи</text:p>
                      <text:list>
                        <text:list-item>
                          <text:p text:style-name="P21">input — вхідний потік даних</text:p>
                        </text:list-item>
                        <text:list-item>
                          <text:p text:style-name="P30">head — посилання на перший елемент</text:p>
                        </text:list-item>
                        <text:list-item>
                          <text:p text:style-name="P35">count — кількість елементів які потрібно забрати</text:p>
                        </text:list-item>
                      </text:list>
                    </text:list-item>
                    <text:list-item>
                      <text:p text:style-name="P30">Функція виводить посилання на перший елемент</text:p>
                    </text:list-item>
                  </text:list>
                </text:list-item>
                <text:list-item>
                  <text:p text:style-name="P36">char show_list (FILE * output, element * head)</text:p>
                  <text:list>
                    <text:list-item>
                      <text:p text:style-name="P37">Показує усі елементи списку в <text:span text:style-name="T13">output</text:span>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22">output — вихідний потік даних</text:p>
                        </text:list-item>
                        <text:list-item>
                          <text:p text:style-name="P31">head — посилання на перший елемент</text:p>
                        </text:list-item>
                      </text:list>
                    </text:list-item>
                    <text:list-item>
                      <text:p text:style-name="P37">Функція виводить 0 після успішного виконання, або 1 якщо список був пустий</text:p>
                    </text:list-item>
                  </text:list>
                </text:list-item>
                <text:list-item>
                  <text:p text:style-name="P37">size_t count_list (element * head)</text:p>
                  <text:list>
                    <text:list-item>
                      <text:p text:style-name="P37">Рахує кількість елементів у списку</text:p>
                    </text:list-item>
                    <text:list-item>
                      <text:p text:style-name="P25">Аргументи</text:p>
                      <text:list>
                        <text:list-item>
                          <text:p text:style-name="P31">head — посилання на перший елемент</text:p>
                        </text:list-item>
                      </text:list>
                    </text:list-item>
                    <text:list-item>
                      <text:p text:style-name="P37">Виводить кількість елементів</text:p>
                    </text:list-item>
                  </text:list>
                </text:list-item>
                <text:list-item>
                  <text:p text:style-name="P38">element * find_by_key (element * head, int key)</text:p>
                  <text:list>
                    <text:list-item>
                      <text:p text:style-name="P38">Шукає елемент по номеру key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2">head — посилання на перший елемент</text:p>
                        </text:list-item>
                        <text:list-item>
                          <text:p text:style-name="P38">key — номер потрібного елемента</text:p>
                        </text:list-item>
                      </text:list>
                    </text:list-item>
                    <text:list-item>
                      <text:p text:style-name="P38">Посилання на елемент, або NULL, якщо елемент не знайдений</text:p>
                    </text:list-item>
                  </text:list>
                </text:list-item>
                <text:list-item>
                  <text:p text:style-name="P38"><text:soft-page-break/>int find_by_value (element * head, int value)</text:p>
                  <text:list>
                    <text:list-item>
                      <text:p text:style-name="P38">Шукає елемент за значенням value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2">head — посилання на перший елемент</text:p>
                        </text:list-item>
                        <text:list-item>
                          <text:p text:style-name="P38">value — значення потрібного елемента</text:p>
                        </text:list-item>
                      </text:list>
                    </text:list-item>
                    <text:list-item>
                      <text:p text:style-name="P38">Функція виводить номер елемента, або -1 якщо елемент не знайдений</text:p>
                    </text:list-item>
                  </text:list>
                </text:list-item>
                <text:list-item>
                  <text:p text:style-name="P38">element * delete_node_by_value (element * head, int value)</text:p>
                  <text:list>
                    <text:list-item>
                      <text:p text:style-name="P38">Видаляє один елемент за значенням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2">head — посилання на перший елемент</text:p>
                        </text:list-item>
                        <text:list-item>
                          <text:p text:style-name="P38">value — значення потрібного елемента</text:p>
                        </text:list-item>
                      </text:list>
                    </text:list-item>
                    <text:list-item>
                      <text:p text:style-name="P32">Функція виводить посилання на перший елемент</text:p>
                    </text:list-item>
                  </text:list>
                </text:list-item>
                <text:list-item>
                  <text:p text:style-name="P39">element * delete_node_by_<text:span text:style-name="T16">key</text:span> (element * head, int <text:span text:style-name="T16">key</text:span>)</text:p>
                  <text:list>
                    <text:list-item>
                      <text:p text:style-name="P39">Видаляє один елемент за <text:span text:style-name="T16">номером</text:span></text:p>
                    </text:list-item>
                    <text:list-item>
                      <text:p text:style-name="P27">Аргументи</text:p>
                      <text:list>
                        <text:list-item>
                          <text:p text:style-name="P33">head — посилання на перший елемент</text:p>
                        </text:list-item>
                        <text:list-item>
                          <text:p text:style-name="P39"><text:span text:style-name="T16">key</text:span> — <text:span text:style-name="T16">номер</text:span> потрібного елемента</text:p>
                        </text:list-item>
                      </text:list>
                    </text:list-item>
                    <text:list-item>
                      <text:p text:style-name="P34">Функція виводить посилання на перший елемент</text:p>
                    </text:list-item>
                  </text:list>
                </text:list-item>
                <text:list-item>
                  <text:p text:style-name="P40">void delete_even (element * head)</text:p>
                  <text:list>
                    <text:list-item>
                      <text:p text:style-name="P40">Видаляє елементи з парними номерами <text:span text:style-name="T17">з квадратичною швидкістю</text:span></text:p>
                    </text:list-item>
                    <text:list-item>
                      <text:p text:style-name="P28">Аргументи</text:p>
                      <text:list>
                        <text:list-item>
                          <text:p text:style-name="P34">head — посилання на перший елемент</text:p>
                        </text:list-item>
                      </text:list>
                    </text:list-item>
                    <text:list-item>
                      <text:p text:style-name="P40">Функція нічого не виводить</text:p>
                    </text:list-item>
                  </text:list>
                </text:list-item>
                <text:list-item>
                  <text:p text:style-name="P38">void delete_even_<text:span text:style-name="T17">fast</text:span> (element * head)</text:p>
                  <text:list>
                    <text:list-item>
                      <text:p text:style-name="P38">Видаляє елементи з парними номерами <text:span text:style-name="T17">з лінійною швидкістю</text:span>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2">head — посилання на перший елемент</text:p>
                        </text:list-item>
                      </text:list>
                    </text:list-item>
                    <text:list-item>
                      <text:p text:style-name="P38">Функція нічого не виводить</text:p>
                    </text:list-item>
                  </text:list>
                </text:list-item>
                <text:list-item>
                  <text:p text:style-name="P38">element * delete_list (element * head)</text:p>
                  <text:list>
                    <text:list-item>
                      <text:p text:style-name="P38">Видаляє усі елементи</text:p>
                    </text:list-item>
                    <text:list-item>
                      <text:p text:style-name="P26">Аргументи</text:p>
                      <text:list>
                        <text:list-item>
                          <text:p text:style-name="P32"><text:soft-page-break/>head — посилання на перший елемент</text:p>
                        </text:list-item>
                      </text:list>
                    </text:list-item>
                    <text:list-item>
                      <text:p text:style-name="P32">Функція виводить посилання на перший елемент, <text:span text:style-name="T14">а так як список пустий, то завжди виводить NULL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5">У го</text:span>ловній функції виконуються такі дії:</text:p>
              <text:list>
                <text:list-item>
                  <text:p text:style-name="P16">Цикл доки не отримаємо запит на вихід програми</text:p>
                  <text:list>
                    <text:list-item>
                      <text:p text:style-name="P41">Вихід меню</text:p>
                    </text:list-item>
                    <text:list-item>
                      <text:p text:style-name="P41">Запит числа</text:p>
                    </text:list-item>
                    <text:list-item>
                      <text:p text:style-name="P41">За пунктом меню виконує потрібну функцію</text:p>
                    </text:list-item>
                    <text:list-item>
                      <text:p text:style-name="P41">Якщо не потрібно виходити з програми</text:p>
                      <text:list>
                        <text:list-item>
                          <text:p text:style-name="P41">Показує список</text:p>
                        </text:list-item>
                        <text:list-item>
                          <text:p text:style-name="P41">Запитує ENTER для продовження</text:p>
                        </text:list-item>
                        <text:list-item>
                          <text:p text:style-name="P41">Запитує данні доки не отримаємо ENTER</text:p>
                        </text:list-item>
                      </text:list>
                    </text:list-item>
                  </text:list>
                </text:list-item>
                <text:list-item>
                  <text:p text:style-name="P41">Видаляємо список</text:p>
                </text:list-item>
                <text:list-item>
                  <text:p text:style-name="P41">Виходимо з програми</text:p>
                </text:list-item>
              </text:list>
            </text:list-item>
            <text:list-item>
              <text:p text:style-name="P42">У програмі datagen, яка генерує випадкові числа, виконуються такі дії:</text:p>
              <text:list>
                <text:list-item>
                  <text:p text:style-name="P42">Запит кількості елементів для генерування</text:p>
                </text:list-item>
                <text:list-item>
                  <text:p text:style-name="P42">Запит інтервалу допустимих значень</text:p>
                </text:list-item>
                <text:list-item>
                  <text:p text:style-name="P42">Заповнення data.txt випадковими числами</text:p>
                </text:list-item>
              </text:list>
            </text:list-item>
          </text:list>
        </text:list-item>
        <text:list-item>
          <text:p text:style-name="P43">Код:</text:p>
          <text:p text:style-name="P45">main.c</text:p>
        </text:list-item>
      </text:list>
      <text:p text:style-name="P46">#include &lt;stdio.h&gt;</text:p>
      <text:p text:style-name="P46">#include &lt;stdlib.h&gt;</text:p>
      <text:p text:style-name="P46">#include &lt;limits.h&gt;</text:p>
      <text:p text:style-name="P46"/>
      <text:p text:style-name="P46">void ign_other(FILE * input) {</text:p>
      <text:p text:style-name="P46"><text:tab/>char c = 0;</text:p>
      <text:p text:style-name="P46"><text:tab/>while (c!='\n')</text:p>
      <text:p text:style-name="P46"><text:tab/><text:tab/>c=fgetc(input);</text:p>
      <text:p text:style-name="P46">}</text:p>
      <text:p text:style-name="P46"/>
      <text:p text:style-name="P46">int get_number (FILE * input, FILE * output, char message[], int min, int max) {</text:p>
      <text:p text:style-name="P46"><text:tab/>int number = min-1;</text:p>
      <text:p text:style-name="P46"><text:tab/>while (number &lt; min || number &gt; max) {</text:p>
      <text:p text:style-name="P46"><text:tab/><text:tab/>fprintf(output,"%s:\n",message);</text:p>
      <text:p text:style-name="P46"><text:tab/><text:tab/>fscanf(input,"%i",&amp;number);</text:p>
      <text:p text:style-name="P46"><text:tab/><text:tab/>ign_other(stdin);</text:p>
      <text:p text:style-name="P46"><text:tab/><text:tab/>if (number &lt; min || number &gt; max) {</text:p>
      <text:p text:style-name="P46"><text:tab/><text:tab/><text:tab/>system("clear");</text:p>
      <text:p text:style-name="P46"><text:tab/><text:tab/><text:tab/>fprintf(output,"Вы ввели неправильне число, дозволено тільки ціле число від %i до %i\n",min,max);</text:p>
      <text:p text:style-name="P46"><text:tab/><text:tab/>}</text:p>
      <text:p text:style-name="P46"><text:soft-page-break/><text:tab/>}</text:p>
      <text:p text:style-name="P46"><text:tab/>return number;</text:p>
      <text:p text:style-name="P46">}</text:p>
      <text:p text:style-name="P46"/>
      <text:p text:style-name="P46">typedef struct element element;</text:p>
      <text:p text:style-name="P46">struct element</text:p>
      <text:p text:style-name="P46">{</text:p>
      <text:p text:style-name="P46"><text:tab/>int value;</text:p>
      <text:p text:style-name="P46"><text:tab/>struct element * next;</text:p>
      <text:p text:style-name="P46">};</text:p>
      <text:p text:style-name="P46"/>
      <text:p text:style-name="P46">element * add_to_end(element * head, int value) {</text:p>
      <text:p text:style-name="P46"><text:tab/>element * node = (element*) malloc(sizeof(element));</text:p>
      <text:p text:style-name="P46"><text:tab/>node-&gt;value = value;</text:p>
      <text:p text:style-name="P46"><text:tab/>node-&gt;next = NULL;</text:p>
      <text:p text:style-name="P46"><text:tab/>if (head == NULL) {</text:p>
      <text:p text:style-name="P46"><text:tab/><text:tab/>return node;</text:p>
      <text:p text:style-name="P46"><text:tab/>}</text:p>
      <text:p text:style-name="P46"><text:tab/>element * iter = head;</text:p>
      <text:p text:style-name="P46"><text:tab/>while (iter-&gt;next != NULL) {</text:p>
      <text:p text:style-name="P46"><text:tab/><text:tab/>iter=iter-&gt;next;</text:p>
      <text:p text:style-name="P46"><text:tab/>}</text:p>
      <text:p text:style-name="P46"><text:tab/>iter-&gt;next = node;</text:p>
      <text:p text:style-name="P46"><text:tab/>return head;</text:p>
      <text:p text:style-name="P46">}</text:p>
      <text:p text:style-name="P46"/>
      <text:p text:style-name="P46">element * fill_list(FILE * input, element * head, int count) {</text:p>
      <text:p text:style-name="P46"><text:tab/>element * h = head, * node = head, * prev = NULL;</text:p>
      <text:p text:style-name="P46"><text:tab/>int a = 0;</text:p>
      <text:p text:style-name="P46"><text:tab/>while (node != NULL) {</text:p>
      <text:p text:style-name="P46"><text:tab/><text:tab/>prev = node;</text:p>
      <text:p text:style-name="P46"><text:tab/><text:tab/>node = node-&gt;next;</text:p>
      <text:p text:style-name="P46"><text:tab/>}</text:p>
      <text:p text:style-name="P46"><text:tab/>for (int i=0; (count==0 || i&lt;count) &amp;&amp; !feof(input); i++) {</text:p>
      <text:p text:style-name="P46"><text:tab/><text:tab/>fscanf(input,"%i",&amp;a);</text:p>
      <text:p text:style-name="P46"><text:tab/><text:tab/>element * node = (element*) malloc(sizeof(element));</text:p>
      <text:p text:style-name="P46"><text:tab/><text:tab/>node-&gt;value = a;</text:p>
      <text:p text:style-name="P46"><text:tab/><text:tab/>node-&gt;next = NULL;</text:p>
      <text:p text:style-name="P46"><text:tab/><text:tab/>if (prev == NULL)</text:p>
      <text:p text:style-name="P46"><text:tab/><text:tab/><text:tab/>h = node;</text:p>
      <text:p text:style-name="P46"><text:tab/><text:tab/>else</text:p>
      <text:p text:style-name="P46"><text:tab/><text:tab/><text:tab/>prev-&gt;next = node;</text:p>
      <text:p text:style-name="P46"><text:tab/><text:tab/>prev = node;</text:p>
      <text:p text:style-name="P46"><text:tab/>}</text:p>
      <text:p text:style-name="P46"><text:tab/>return h;</text:p>
      <text:p text:style-name="P46">}</text:p>
      <text:p text:style-name="P46"/>
      <text:p text:style-name="P46">char show_list (FILE * output, element * head) {</text:p>
      <text:p text:style-name="P46"><text:tab/>if (head == NULL) {</text:p>
      <text:p text:style-name="P46"><text:tab/><text:tab/>fprintf(output,"Список пустий\n");</text:p>
      <text:p text:style-name="P46"><text:tab/><text:tab/>return 1;</text:p>
      <text:p text:style-name="P46"><text:tab/>}</text:p>
      <text:p text:style-name="P46"><text:tab/>element * iter = head;</text:p>
      <text:p text:style-name="P46"><text:tab/>while (iter-&gt;next != NULL) {</text:p>
      <text:p text:style-name="P46"><text:tab/><text:tab/>printf("%i ",iter-&gt;value);</text:p>
      <text:p text:style-name="P46"><text:tab/><text:tab/>iter=iter-&gt;next;</text:p>
      <text:p text:style-name="P46"><text:tab/>}</text:p>
      <text:p text:style-name="P46"><text:tab/>printf("%i\n",iter-&gt;value);</text:p>
      <text:p text:style-name="P46"><text:soft-page-break/><text:tab/>return 0;</text:p>
      <text:p text:style-name="P46">}</text:p>
      <text:p text:style-name="P46"/>
      <text:p text:style-name="P46">size_t count_list (element * head) {</text:p>
      <text:p text:style-name="P46"><text:tab/>if (head == NULL)</text:p>
      <text:p text:style-name="P46"><text:tab/><text:tab/>return 0;</text:p>
      <text:p text:style-name="P46"><text:tab/>size_t x=1;</text:p>
      <text:p text:style-name="P46"><text:tab/>element * iter = head;</text:p>
      <text:p text:style-name="P46"><text:tab/>while (iter-&gt;next != NULL) {</text:p>
      <text:p text:style-name="P46"><text:tab/><text:tab/>x++;</text:p>
      <text:p text:style-name="P46"><text:tab/><text:tab/>iter=iter-&gt;next;</text:p>
      <text:p text:style-name="P46"><text:tab/>}</text:p>
      <text:p text:style-name="P46"><text:tab/>return x;</text:p>
      <text:p text:style-name="P46">}</text:p>
      <text:p text:style-name="P46"/>
      <text:p text:style-name="P46">element * find_by_key (element * head, int key) {</text:p>
      <text:p text:style-name="P46"><text:tab/>if (head == NULL)</text:p>
      <text:p text:style-name="P46"><text:tab/><text:tab/>return NULL;</text:p>
      <text:p text:style-name="P46"><text:tab/>element * node = head;</text:p>
      <text:p text:style-name="P46"><text:tab/>for (int i = 1; i &lt; key; i++) {</text:p>
      <text:p text:style-name="P46"><text:tab/><text:tab/>if (node-&gt;next == NULL) return NULL;</text:p>
      <text:p text:style-name="P46"><text:tab/><text:tab/>node = node-&gt;next;</text:p>
      <text:p text:style-name="P46"><text:tab/>}</text:p>
      <text:p text:style-name="P46"><text:tab/>return node;</text:p>
      <text:p text:style-name="P46">}</text:p>
      <text:p text:style-name="P46"/>
      <text:p text:style-name="P46">int find_by_value (element * head, int value) {</text:p>
      <text:p text:style-name="P46"><text:tab/>if (head == NULL)</text:p>
      <text:p text:style-name="P46"><text:tab/><text:tab/>return -1;</text:p>
      <text:p text:style-name="P46"><text:tab/>element * node = head;</text:p>
      <text:p text:style-name="P46"><text:tab/>for (int i = 1; node != NULL; i++) {</text:p>
      <text:p text:style-name="P46"><text:tab/><text:tab/>if (node-&gt;value == value) return i;</text:p>
      <text:p text:style-name="P46"><text:tab/><text:tab/>node = node-&gt;next;</text:p>
      <text:p text:style-name="P46"><text:tab/>}</text:p>
      <text:p text:style-name="P46"><text:tab/>return -1;</text:p>
      <text:p text:style-name="P46">}</text:p>
      <text:p text:style-name="P46"/>
      <text:p text:style-name="P46">element * delete_node_by_value (element * head, int value) {</text:p>
      <text:p text:style-name="P46"><text:tab/>if (head == NULL)</text:p>
      <text:p text:style-name="P46"><text:tab/><text:tab/>return NULL;</text:p>
      <text:p text:style-name="P46"><text:tab/>element * node = head, * prev = NULL, * next = NULL;</text:p>
      <text:p text:style-name="P46"><text:tab/>while (node != NULL) {</text:p>
      <text:p text:style-name="P46"><text:tab/><text:tab/>if (node-&gt;value == value) {</text:p>
      <text:p text:style-name="P46"><text:tab/><text:tab/><text:tab/>next = node-&gt;next;</text:p>
      <text:p text:style-name="P46"><text:tab/><text:tab/><text:tab/>free(node);</text:p>
      <text:p text:style-name="P46"><text:tab/><text:tab/><text:tab/>if (prev != NULL) {</text:p>
      <text:p text:style-name="P46"><text:tab/><text:tab/><text:tab/><text:tab/>prev-&gt;next = next;</text:p>
      <text:p text:style-name="P46"><text:tab/><text:tab/><text:tab/><text:tab/>return head;</text:p>
      <text:p text:style-name="P46"><text:tab/><text:tab/><text:tab/>} else return next;</text:p>
      <text:p text:style-name="P46"><text:tab/><text:tab/>}</text:p>
      <text:p text:style-name="P46"><text:tab/><text:tab/>prev = node;</text:p>
      <text:p text:style-name="P46"><text:tab/><text:tab/>node = node-&gt;next;</text:p>
      <text:p text:style-name="P46"><text:tab/>}</text:p>
      <text:p text:style-name="P46"><text:tab/>return head;</text:p>
      <text:p text:style-name="P46">}</text:p>
      <text:p text:style-name="P46"/>
      <text:p text:style-name="P46">element * delete_node_by_key (element * head, int key) {</text:p>
      <text:p text:style-name="P46"><text:tab/>if (head == NULL)</text:p>
      <text:p text:style-name="P46"><text:soft-page-break/><text:tab/><text:tab/>return NULL;</text:p>
      <text:p text:style-name="P46"><text:tab/>element * node = head, * prev = NULL, * next = NULL;</text:p>
      <text:p text:style-name="P46"><text:tab/>for (int i = 1; i &lt; key; i++) {</text:p>
      <text:p text:style-name="P46"><text:tab/><text:tab/>if (node == NULL) return head;</text:p>
      <text:p text:style-name="P46"><text:tab/><text:tab/>prev = node;</text:p>
      <text:p text:style-name="P46"><text:tab/><text:tab/>node = node-&gt;next;</text:p>
      <text:p text:style-name="P46"><text:tab/>}</text:p>
      <text:p text:style-name="P46"><text:tab/>next = node-&gt;next;</text:p>
      <text:p text:style-name="P46"><text:tab/>free(node);</text:p>
      <text:p text:style-name="P46"><text:tab/>if (prev != NULL) {</text:p>
      <text:p text:style-name="P46"><text:tab/><text:tab/>prev-&gt;next = next;</text:p>
      <text:p text:style-name="P46"><text:tab/><text:tab/>return head;</text:p>
      <text:p text:style-name="P46"><text:tab/>} else return next;</text:p>
      <text:p text:style-name="P46">}</text:p>
      <text:p text:style-name="P46"/>
      <text:p text:style-name="P46">void delete_even (element * head) {</text:p>
      <text:p text:style-name="P46"><text:tab/>if (head == NULL)</text:p>
      <text:p text:style-name="P46"><text:tab/><text:tab/>return;</text:p>
      <text:p text:style-name="P46"><text:tab/>int len = count_list(head)/2;</text:p>
      <text:p text:style-name="P46"><text:tab/>for (int i = 1; i &lt; len; i++) {</text:p>
      <text:p text:style-name="P46"><text:tab/><text:tab/>delete_node_by_key(head,i+1);</text:p>
      <text:p text:style-name="P46"><text:tab/>}</text:p>
      <text:p text:style-name="P46">}</text:p>
      <text:p text:style-name="P46"/>
      <text:p text:style-name="P46">/*</text:p>
      <text:p text:style-name="P46">* function delete_even (list)</text:p>
      <text:p text:style-name="P46">* <text:tab/>if list = null then</text:p>
      <text:p text:style-name="P46">* <text:tab/><text:tab/>return</text:p>
      <text:p text:style-name="P46">* <text:tab/>end if</text:p>
      <text:p text:style-name="P46">* <text:tab/>len = count_list(head) / 2;</text:p>
      <text:p text:style-name="P46">* <text:tab/>for i=1 to len step 1 do</text:p>
      <text:p text:style-name="P46">* <text:tab/><text:tab/>delete_node_by_key(list,i+1)</text:p>
      <text:p text:style-name="P46">* <text:tab/>end for</text:p>
      <text:p text:style-name="P46">* end function</text:p>
      <text:p text:style-name="P46">*</text:p>
      <text:p text:style-name="P46">* Difficulty:</text:p>
      <text:p text:style-name="P46">* T(list[1..n]) = 2 + (4+3*n) + 3*(n/2-1) + 9*(n/2-1) + 5*(2+3+...+n/2) =</text:p>
      <text:p text:style-name="P46">* = 9*n-6 + 5*(2+n/2)*(n/2-1)/2 =</text:p>
      <text:p text:style-name="P46">* = n^2/6+55/4*n-19/4=Θ(n^2)</text:p>
      <text:p text:style-name="P46">* M(list[1..n]] = 1+2+4 = 6 = Θ(1)</text:p>
      <text:p text:style-name="P46">* Funcion is quadratic</text:p>
      <text:p text:style-name="P46">*/</text:p>
      <text:p text:style-name="P46"/>
      <text:p text:style-name="P46">void delete_even_fast (element * head) {</text:p>
      <text:p text:style-name="P46"><text:tab/>if (head == NULL)</text:p>
      <text:p text:style-name="P46"><text:tab/><text:tab/>return;</text:p>
      <text:p text:style-name="P46"><text:tab/>element * node = head, * prev = NULL, * next = NULL;</text:p>
      <text:p text:style-name="P46"><text:tab/>for (int i = 1; node != NULL; i=(i+1)%2) {</text:p>
      <text:p text:style-name="P46"><text:tab/><text:tab/>next = node-&gt;next;</text:p>
      <text:p text:style-name="P46"><text:tab/><text:tab/>if (i%2 == 0) {</text:p>
      <text:p text:style-name="P46"><text:tab/><text:tab/><text:tab/>free(node);</text:p>
      <text:p text:style-name="P46"><text:tab/><text:tab/><text:tab/>if (prev != NULL) {</text:p>
      <text:p text:style-name="P46"><text:tab/><text:tab/><text:tab/><text:tab/>prev-&gt;next = next;</text:p>
      <text:p text:style-name="P46"><text:tab/><text:tab/><text:tab/>}</text:p>
      <text:p text:style-name="P46"><text:tab/><text:tab/>}</text:p>
      <text:p text:style-name="P46"><text:tab/><text:tab/>prev = node;</text:p>
      <text:p text:style-name="P46"><text:tab/><text:tab/>node = next;</text:p>
      <text:p text:style-name="P46"><text:tab/>}</text:p>
      <text:p text:style-name="P46"><text:soft-page-break/>}</text:p>
      <text:p text:style-name="P46"/>
      <text:p text:style-name="P46">/*</text:p>
      <text:p text:style-name="P46">* function delete_even_fast (list)</text:p>
      <text:p text:style-name="P46">* <text:tab/>if list = null then</text:p>
      <text:p text:style-name="P46">* <text:tab/><text:tab/>return</text:p>
      <text:p text:style-name="P46">* <text:tab/>end if</text:p>
      <text:p text:style-name="P46">* <text:tab/>node = list</text:p>
      <text:p text:style-name="P46">* <text:tab/>i = 1</text:p>
      <text:p text:style-name="P46">* <text:tab/>while node != null do</text:p>
      <text:p text:style-name="P46">* <text:tab/><text:tab/>i = (i+1) % 2</text:p>
      <text:p text:style-name="P46">* <text:tab/><text:tab/>next = node.next</text:p>
      <text:p text:style-name="P46">* <text:tab/><text:tab/>if i % 2 = 0 then</text:p>
      <text:p text:style-name="P46">* <text:tab/><text:tab/><text:tab/>FREE MEMORY (node)</text:p>
      <text:p text:style-name="P46">* <text:tab/><text:tab/><text:tab/>if prev != null then</text:p>
      <text:p text:style-name="P46">* <text:tab/><text:tab/><text:tab/><text:tab/>prev.next = next</text:p>
      <text:p text:style-name="P46">* <text:tab/><text:tab/><text:tab/>end if</text:p>
      <text:p text:style-name="P46">* <text:tab/><text:tab/>end if</text:p>
      <text:p text:style-name="P46">* <text:tab/><text:tab/>prev = node</text:p>
      <text:p text:style-name="P46">* <text:tab/><text:tab/>node = next</text:p>
      <text:p text:style-name="P46">* <text:tab/>end while</text:p>
      <text:p text:style-name="P46">* end function</text:p>
      <text:p text:style-name="P46">*</text:p>
      <text:p text:style-name="P46">* Difficulty: 4*n/2+7*n/2+3 = 11*n/2+3</text:p>
      <text:p text:style-name="P46">* 11*n/2+3=Θ(n)</text:p>
      <text:p text:style-name="P46">* Function is linear</text:p>
      <text:p text:style-name="P46">*/</text:p>
      <text:p text:style-name="P46"/>
      <text:p text:style-name="P46">element * delete_list (element * head) {</text:p>
      <text:p text:style-name="P46"><text:tab/>if (head == NULL)</text:p>
      <text:p text:style-name="P46"><text:tab/><text:tab/>return NULL;</text:p>
      <text:p text:style-name="P46"><text:tab/>element * iter = head;</text:p>
      <text:p text:style-name="P46"><text:tab/>element * next;</text:p>
      <text:p text:style-name="P46"><text:tab/>while (iter != NULL) {</text:p>
      <text:p text:style-name="P46"><text:tab/><text:tab/>next=iter-&gt;next;</text:p>
      <text:p text:style-name="P46"><text:tab/><text:tab/>free(iter);</text:p>
      <text:p text:style-name="P46"><text:tab/><text:tab/>iter=next;</text:p>
      <text:p text:style-name="P46"><text:tab/>}</text:p>
      <text:p text:style-name="P46"><text:tab/>return NULL;</text:p>
      <text:p text:style-name="P46">}</text:p>
      <text:p text:style-name="P46"/>
      <text:p text:style-name="P46">int main() {</text:p>
      <text:p text:style-name="P46"><text:tab/>element * head = NULL, * node = NULL;</text:p>
      <text:p text:style-name="P46"><text:tab/>int answer = 0,x = 0;</text:p>
      <text:p text:style-name="P46"><text:tab/>FILE * input = NULL;</text:p>
      <text:p text:style-name="P46"><text:tab/>while (answer != 12) {</text:p>
      <text:p text:style-name="P46"><text:tab/><text:tab/>printf("Вибeріть дію:\n");</text:p>
      <text:p text:style-name="P46"><text:tab/><text:tab/>printf("1. Додати n елементів в кінець списку з клавіатури\n");</text:p>
      <text:p text:style-name="P46"><text:tab/><text:tab/>printf("2. Додати n елементів в кінець списку з файлу data.txt\n");</text:p>
      <text:p text:style-name="P46"><text:tab/><text:tab/>printf("3. Додати один елемент в кінець списку\n");</text:p>
      <text:p text:style-name="P46"><text:tab/><text:tab/>printf("4. Видалити один елемент зі списку за значенням\n");</text:p>
      <text:p text:style-name="P46"><text:tab/><text:tab/>printf("5. Видалити один елемент зі списку за номером\n");</text:p>
      <text:p text:style-name="P46"><text:tab/><text:tab/>printf("6. Пошук елементу в списку за номером\n");</text:p>
      <text:p text:style-name="P46"><text:tab/><text:tab/>printf("7. Пошук елементу в списку за значенням\n");</text:p>
      <text:p text:style-name="P46"><text:tab/><text:tab/>printf("8. Вивести список на екран\n");</text:p>
      <text:p text:style-name="P46"><text:tab/><text:tab/>printf("9. Вивести на екран поточну кількість елементів в списку\n");</text:p>
      <text:p text:style-name="P46"><text:tab/><text:tab/>printf("10. Очищення списку\n");</text:p>
      <text:p text:style-name="P46"><text:tab/><text:tab/>printf("11. Видалити елементи з парними номерами\n");</text:p>
      <text:p text:style-name="P46"><text:soft-page-break/><text:tab/><text:tab/>printf("12. Вихід\n");</text:p>
      <text:p text:style-name="P46"><text:tab/><text:tab/>scanf("%i",&amp;answer);</text:p>
      <text:p text:style-name="P46"><text:tab/><text:tab/>ign_other(stdin);</text:p>
      <text:p text:style-name="P46"><text:tab/><text:tab/>system("clear");</text:p>
      <text:p text:style-name="P46"><text:tab/><text:tab/>switch (answer) {</text:p>
      <text:p text:style-name="P46"><text:tab/><text:tab/><text:tab/>case 1:</text:p>
      <text:p text:style-name="P46"><text:tab/><text:tab/><text:tab/><text:tab/>head = fill_list(stdin, head, get_number(stdin,stdout,"Введіть кількіть",1,INT_MAX-1));</text:p>
      <text:p text:style-name="P46"><text:tab/><text:tab/><text:tab/><text:tab/>ign_other(stdin);</text:p>
      <text:p text:style-name="P46"><text:tab/><text:tab/><text:tab/><text:tab/>break;</text:p>
      <text:p text:style-name="P46"><text:tab/><text:tab/><text:tab/>case 2:</text:p>
      <text:p text:style-name="P46"><text:tab/><text:tab/><text:tab/><text:tab/>input = fopen("data.txt", "r");</text:p>
      <text:p text:style-name="P46"><text:tab/><text:tab/><text:tab/><text:tab/>if (input == NULL) {</text:p>
      <text:p text:style-name="P46"><text:tab/><text:tab/><text:tab/><text:tab/><text:tab/>printf("Такого файла не існує.\n");</text:p>
      <text:p text:style-name="P46"><text:tab/><text:tab/><text:tab/><text:tab/><text:tab/>break;</text:p>
      <text:p text:style-name="P46"><text:tab/><text:tab/><text:tab/><text:tab/>}</text:p>
      <text:p text:style-name="P46"><text:tab/><text:tab/><text:tab/><text:tab/>head = fill_list(input, head, get_number(stdin,stdout,"Введіть кількість",1,INT_MAX-1));</text:p>
      <text:p text:style-name="P46"><text:tab/><text:tab/><text:tab/><text:tab/>break;</text:p>
      <text:p text:style-name="P46"><text:tab/><text:tab/><text:tab/>case 3:</text:p>
      <text:p text:style-name="P46"><text:tab/><text:tab/><text:tab/><text:tab/>head = add_to_end(head, get_number(stdin,stdout,"Введіть число",INT_MIN+1,INT_MAX-1));</text:p>
      <text:p text:style-name="P46"><text:tab/><text:tab/><text:tab/><text:tab/>break;</text:p>
      <text:p text:style-name="P46"><text:tab/><text:tab/><text:tab/>case 4:</text:p>
      <text:p text:style-name="P46"><text:tab/><text:tab/><text:tab/><text:tab/>show_list(stdout,head);</text:p>
      <text:p text:style-name="P46"><text:tab/><text:tab/><text:tab/><text:tab/>head = delete_node_by_value(head, get_number(stdin,stdout,"Введіть число",INT_MIN+1,INT_MAX-1));</text:p>
      <text:p text:style-name="P46"><text:tab/><text:tab/><text:tab/><text:tab/>break;</text:p>
      <text:p text:style-name="P46"><text:tab/><text:tab/><text:tab/>case 5:</text:p>
      <text:p text:style-name="P46"><text:tab/><text:tab/><text:tab/><text:tab/>show_list(stdout,head);</text:p>
      <text:p text:style-name="P46"><text:tab/><text:tab/><text:tab/><text:tab/>head = delete_node_by_key(head, get_number(stdin,stdout,"Введіть номер",1,INT_MAX-1));</text:p>
      <text:p text:style-name="P46"><text:tab/><text:tab/><text:tab/><text:tab/>break;</text:p>
      <text:p text:style-name="P46"><text:tab/><text:tab/><text:tab/>case 6:</text:p>
      <text:p text:style-name="P46"><text:tab/><text:tab/><text:tab/><text:tab/>node = find_by_key(head, get_number(stdin,stdout,"Введіть номер",1,INT_MAX-1));</text:p>
      <text:p text:style-name="P46"><text:tab/><text:tab/><text:tab/><text:tab/>if (node == NULL)</text:p>
      <text:p text:style-name="P46"><text:tab/><text:tab/><text:tab/><text:tab/><text:tab/>printf("Елемент не знайдений\n");</text:p>
      <text:p text:style-name="P46"><text:tab/><text:tab/><text:tab/><text:tab/>else</text:p>
      <text:p text:style-name="P46"><text:tab/><text:tab/><text:tab/><text:tab/><text:tab/>printf("Елемент має значення: %i\n",(int)node-&gt;value);</text:p>
      <text:p text:style-name="P46"><text:tab/><text:tab/><text:tab/><text:tab/>break;</text:p>
      <text:p text:style-name="P46"><text:tab/><text:tab/><text:tab/>case 7:</text:p>
      <text:p text:style-name="P46"><text:tab/><text:tab/><text:tab/><text:tab/>show_list(stdout,head);</text:p>
      <text:p text:style-name="P46"><text:tab/><text:tab/><text:tab/><text:tab/>x = find_by_value(head, get_number(stdin,stdout,"Введіть значення",INT_MIN+1,INT_MAX-1));</text:p>
      <text:p text:style-name="P46"><text:tab/><text:tab/><text:tab/><text:tab/>if (x == -1)</text:p>
      <text:p text:style-name="P46"><text:tab/><text:tab/><text:tab/><text:tab/><text:tab/>printf("Елемент не знайдений\n");</text:p>
      <text:p text:style-name="P46"><text:tab/><text:tab/><text:tab/><text:tab/>else</text:p>
      <text:p text:style-name="P46"><text:tab/><text:tab/><text:tab/><text:tab/><text:tab/>printf("Елемент знаходиться на %i позиції\n",x);</text:p>
      <text:p text:style-name="P46"><text:tab/><text:tab/><text:tab/><text:tab/>break;</text:p>
      <text:p text:style-name="P46"><text:tab/><text:tab/><text:tab/>case 8:</text:p>
      <text:p text:style-name="P46"><text:tab/><text:tab/><text:tab/><text:tab/>break;</text:p>
      <text:p text:style-name="P46"><text:tab/><text:tab/><text:tab/>case 9:</text:p>
      <text:p text:style-name="P46"><text:tab/><text:tab/><text:tab/><text:tab/>printf("Список має таку кількість елементів: %lu\n", count_list(head));</text:p>
      <text:p text:style-name="P46"><text:tab/><text:tab/><text:tab/><text:tab/>break;</text:p>
      <text:p text:style-name="P46"><text:tab/><text:tab/><text:tab/>case 10:</text:p>
      <text:p text:style-name="P46"><text:soft-page-break/><text:tab/><text:tab/><text:tab/><text:tab/>head = delete_list(head);</text:p>
      <text:p text:style-name="P46"><text:tab/><text:tab/><text:tab/><text:tab/>break;</text:p>
      <text:p text:style-name="P46"><text:tab/><text:tab/><text:tab/>case 11:</text:p>
      <text:p text:style-name="P46"><text:tab/><text:tab/><text:tab/><text:tab/>show_list(stdout,head);</text:p>
      <text:p text:style-name="P46"><text:tab/><text:tab/><text:tab/><text:tab/>delete_even(head);</text:p>
      <text:p text:style-name="P46"><text:tab/><text:tab/><text:tab/><text:tab/>break;</text:p>
      <text:p text:style-name="P46"><text:tab/><text:tab/><text:tab/>case 12:</text:p>
      <text:p text:style-name="P46"><text:tab/><text:tab/><text:tab/><text:tab/>break;</text:p>
      <text:p text:style-name="P46"><text:tab/><text:tab/><text:tab/>default:</text:p>
      <text:p text:style-name="P46"><text:tab/><text:tab/><text:tab/><text:tab/>printf("Неправильне значення, треба ввести число від 1 до 12\n");</text:p>
      <text:p text:style-name="P46"><text:tab/><text:tab/>}</text:p>
      <text:p text:style-name="P46"><text:tab/><text:tab/>if (answer != 12) {</text:p>
      <text:p text:style-name="P46"><text:tab/><text:tab/><text:tab/>show_list(stdout,head);</text:p>
      <text:p text:style-name="P46"><text:tab/><text:tab/><text:tab/>printf("Натисніть ENTER для продовження\n");</text:p>
      <text:p text:style-name="P46"><text:tab/><text:tab/><text:tab/>ign_other(stdin);</text:p>
      <text:p text:style-name="P46"><text:tab/><text:tab/><text:tab/>system("clear");</text:p>
      <text:p text:style-name="P46"><text:tab/><text:tab/>}</text:p>
      <text:p text:style-name="P46"><text:tab/>}</text:p>
      <text:p text:style-name="P46"><text:tab/>delete_list(head);</text:p>
      <text:p text:style-name="P46"><text:tab/>return 0;</text:p>
      <text:p text:style-name="P46">}</text:p>
      <text:list xml:id="list91758165633444" text:continue-numbering="true" text:style-name="L1">
        <text:list-item>
          <text:p text:style-name="P44">Результати роботи програми:</text:p>
        </text:list-item>
      </text:list>
      <text:p text:style-name="P1">Приклад 1:</text:p>
      <text:p text:style-name="Code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2</text:p>
      <text:p text:style-name="P13">Введіть кількість:</text:p>
      <text:p text:style-name="P13">30</text:p>
      <text:p text:style-name="P13">-1 -51 -78 61 49 -69 -42 -65 73 -4 -89 -98 79 -63 -22 -22 3 -80 -26 -31 1 -54 -8 -70 -99 94 21 -100 44 -40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<text:soft-page-break/>11. Видалити елементи з парними номерами</text:p>
      <text:p text:style-name="P13">12. Вихід</text:p>
      <text:p text:style-name="P13">1</text:p>
      <text:p text:style-name="P13">Введіть кількіть:</text:p>
      <text:p text:style-name="P13">5</text:p>
      <text:p text:style-name="P13">1 2 3 4 5</text:p>
      <text:p text:style-name="P13">-1 -51 -78 61 49 -69 -42 -65 73 -4 -89 -98 79 -63 -22 -22 3 -80 -26 -31 1 -54 -8 -70 -99 94 21 -100 44 -40 1 2 3 4 5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3</text:p>
      <text:p text:style-name="P13">Введіть число:</text:p>
      <text:p text:style-name="P13">20</text:p>
      <text:p text:style-name="P13">-1 -51 -78 61 49 -69 -42 -65 73 -4 -89 -98 79 -63 -22 -22 3 -80 -26 -31 1 -54 -8 -70 -99 94 21 -100 44 -40 1 2 3 4 5 20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4</text:p>
      <text:p text:style-name="P13">-1 -51 -78 61 49 -69 -42 -65 73 -4 -89 -98 79 -63 -22 -22 3 -80 -26 -31 1 -54 -8 -70 -99 94 21 -100 44 -40 1 2 3 4 5 20</text:p>
      <text:p text:style-name="P13">Введіть число:</text:p>
      <text:p text:style-name="P13">-51</text:p>
      <text:p text:style-name="P13">-1 -78 61 49 -69 -42 -65 73 -4 -89 -98 79 -63 -22 -22 3 -80 -26 -31 1 -54 -8 -70 -99 94 21 -100 44 -40 1 2 3 4 5 20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<text:soft-page-break/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4</text:p>
      <text:p text:style-name="P13">-1 -78 61 49 -69 -42 -65 73 -4 -89 -98 79 -63 -22 -22 3 -80 -26 -31 1 -54 -8 -70 -99 94 21 -100 44 -40 1 2 3 4 5 20</text:p>
      <text:p text:style-name="P13">Введіть число:</text:p>
      <text:p text:style-name="P13">-1</text:p>
      <text:p text:style-name="P13">-78 61 49 -69 -42 -65 73 -4 -89 -98 79 -63 -22 -22 3 -80 -26 -31 1 -54 -8 -70 -99 94 21 -100 44 -40 1 2 3 4 5 20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4</text:p>
      <text:p text:style-name="P13">-78 61 49 -69 -42 -65 73 -4 -89 -98 79 -63 -22 -22 3 -80 -26 -31 1 -54 -8 -70 -99 94 21 -100 44 -40 1 2 3 4 5 20</text:p>
      <text:p text:style-name="P13">Введіть число:</text:p>
      <text:p text:style-name="P13">20</text:p>
      <text:p text:style-name="P13">-78 61 49 -69 -42 -65 73 -4 -89 -98 79 -63 -22 -22 3 -80 -26 -31 1 -54 -8 -70 -99 94 21 -100 44 -40 1 2 3 4 5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5</text:p>
      <text:p text:style-name="P13">-78 61 49 -69 -42 -65 73 -4 -89 -98 79 -63 -22 -22 3 -80 -26 -31 1 -54 -8 -70 -99 94 21 -100 44 -40 1 2 3 4 5</text:p>
      <text:p text:style-name="P13">Введіть номер:</text:p>
      <text:p text:style-name="P13">1</text:p>
      <text:p text:style-name="P13">61 49 -69 -42 -65 73 -4 -89 -98 79 -63 -22 -22 3 -80 -26 -31 1 -54 -8 -70 -99 94 21 -100 44 -40 1 2 3 4 5</text:p>
      <text:p text:style-name="P13"><text:soft-page-break/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5</text:p>
      <text:p text:style-name="P13">61 49 -69 -42 -65 73 -4 -89 -98 79 -63 -22 -22 3 -80 -26 -31 1 -54 -8 -70 -99 94 21 -100 44 -40 1 2 3 4 5</text:p>
      <text:p text:style-name="P13">Введіть номер:</text:p>
      <text:p text:style-name="P13">2</text:p>
      <text:p text:style-name="P13">61 -69 -42 -65 73 -4 -89 -98 79 -63 -22 -22 3 -80 -26 -31 1 -54 -8 -70 -99 94 21 -100 44 -40 1 2 3 4 5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5</text:p>
      <text:p text:style-name="P13">61 -69 -42 -65 73 -4 -89 -98 79 -63 -22 -22 3 -80 -26 -31 1 -54 -8 -70 -99 94 21 -100 44 -40 1 2 3 4 5</text:p>
      <text:p text:style-name="P13">Введіть номер:</text:p>
      <text:p text:style-name="P13">31</text:p>
      <text:p text:style-name="P13">61 -69 -42 -65 73 -4 -89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<text:soft-page-break/>12. Вихід</text:p>
      <text:p text:style-name="P13">5</text:p>
      <text:p text:style-name="P13">61 -69 -42 -65 73 -4 -89 -98 79 -63 -22 -22 3 -80 -26 -31 1 -54 -8 -70 -99 94 21 -100 44 -40 1 2 3 4</text:p>
      <text:p text:style-name="P13">Введіть номер:</text:p>
      <text:p text:style-name="P13">7</text:p>
      <text:p text:style-name="P13">61 -69 -42 -65 73 -4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6</text:p>
      <text:p text:style-name="P13">Введіть номер:</text:p>
      <text:p text:style-name="P13">1</text:p>
      <text:p text:style-name="P13">Елемент має значення: 61</text:p>
      <text:p text:style-name="P13">61 -69 -42 -65 73 -4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7</text:p>
      <text:p text:style-name="P13">61 -69 -42 -65 73 -4 -98 79 -63 -22 -22 3 -80 -26 -31 1 -54 -8 -70 -99 94 21 -100 44 -40 1 2 3 4</text:p>
      <text:p text:style-name="P13">Введіть значення:</text:p>
      <text:p text:style-name="P13">-42</text:p>
      <text:p text:style-name="P13">Елемент знаходиться на 3 позиції</text:p>
      <text:p text:style-name="P13">61 -69 -42 -65 73 -4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<text:soft-page-break/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8</text:p>
      <text:p text:style-name="P13">61 -69 -42 -65 73 -4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9</text:p>
      <text:p text:style-name="P13">Список має таку кількість елементів: 29</text:p>
      <text:p text:style-name="P13">61 -69 -42 -65 73 -4 -98 79 -63 -22 -22 3 -80 -26 -31 1 -54 -8 -70 -99 94 21 -100 44 -40 1 2 3 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11</text:p>
      <text:p text:style-name="P13">61 -69 -42 -65 73 -4 -98 79 -63 -22 -22 3 -80 -26 -31 1 -54 -8 -70 -99 94 21 -100 44 -40 1 2 3 4</text:p>
      <text:p text:style-name="P13">61 -42 73 -98 -63 -22 -80 -31 -54 -70 94 -100 -40 2 3 4</text:p>
      <text:p text:style-name="P13">Натисніть ENTER для продовження</text:p>
      <text:p text:style-name="P13">10</text:p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<text:soft-page-break/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2</text:p>
      <text:p text:style-name="P13">Введіть кількість:</text:p>
      <text:p text:style-name="P13">10</text:p>
      <text:p text:style-name="P13">61 -42 73 -98 -63 -22 -80 -31 -54 -70 94 -100 -40 2 3 4 -1 -51 -78 61 49 -69 -42 -65 73 -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10</text:p>
      <text:p text:style-name="P13">Список пустий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2</text:p>
      <text:p text:style-name="P13">Введіть кількість:</text:p>
      <text:p text:style-name="P13">10</text:p>
      <text:p text:style-name="P13">-1 -51 -78 61 49 -69 -42 -65 73 -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<text:soft-page-break/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11</text:p>
      <text:p text:style-name="P13">-1 -51 -78 61 49 -69 -42 -65 73 -4</text:p>
      <text:p text:style-name="P13">-1 -78 49 -42 73 -4</text:p>
      <text:p text:style-name="P13">Натисніть ENTER для продовження</text:p>
      <text:p text:style-name="P13"/>
      <text:p text:style-name="P13">Вибeріть дію:</text:p>
      <text:p text:style-name="P13">1. Додати n елементів в кінець списку з клавіатури</text:p>
      <text:p text:style-name="P13">2. Додати n елементів в кінець списку з файлу data.txt</text:p>
      <text:p text:style-name="P13">3. Додати один елемент в кінець списку</text:p>
      <text:p text:style-name="P13">4. Видалити один елемент зі списку за значенням</text:p>
      <text:p text:style-name="P13">5. Видалити один елемент зі списку за номером</text:p>
      <text:p text:style-name="P13">6. Пошук елементу в списку за номером</text:p>
      <text:p text:style-name="P13">7. Пошук елементу в списку за значенням</text:p>
      <text:p text:style-name="P13">8. Вивести список на екран</text:p>
      <text:p text:style-name="P13">9. Вивести на екран поточну кількість елементів в списку</text:p>
      <text:p text:style-name="P13">10. Очищення списку</text:p>
      <text:p text:style-name="P13">11. Видалити елементи з парними номерами</text:p>
      <text:p text:style-name="P13">12. Вихід</text:p>
      <text:p text:style-name="P13">12</text:p>
      <text:p text:style-name="P8"/>
      <text:list xml:id="list91758684150729" text:continue-numbering="true" text:style-name="L1">
        <text:list-item>
          <text:p text:style-name="P18"><text:s/><text:span text:style-name="T6">Псевдокод функції з пункту b:</text:span></text:p>
        </text:list-item>
      </text:list>
      <text:p text:style-name="P12"><text:span text:style-name="T7">function</text:span> delete_even (list)</text:p>
      <text:p text:style-name="P12"><text:tab/><text:span text:style-name="T7">if</text:span> list = null <text:span text:style-name="T7">then</text:span></text:p>
      <text:p text:style-name="Code"><text:tab/><text:tab/><text:span text:style-name="T7">return</text:span></text:p>
      <text:p text:style-name="Code"><text:tab/><text:span text:style-name="T7">end</text:span> <text:span text:style-name="T7">if</text:span></text:p>
      <text:p text:style-name="Code"><text:tab/>len = count_list(head) / 2;</text:p>
      <text:p text:style-name="Code"><text:tab/><text:span text:style-name="T7">for</text:span> i=1 <text:span text:style-name="T7">to</text:span> len <text:span text:style-name="T7">step</text:span> 1 <text:span text:style-name="T7">do</text:span></text:p>
      <text:p text:style-name="Code"><text:tab/><text:tab/>delete_node_by_key(list,i+1)</text:p>
      <text:p text:style-name="Code"><text:tab/><text:span text:style-name="T7">end</text:span> <text:span text:style-name="T7">for</text:span></text:p>
      <text:p text:style-name="P9">end function</text:p>
      <text:p text:style-name="P9"/>
      <text:p text:style-name="P7">Так як для count_list <draw:frame draw:style-name="fr1" draw:name="Object5" text:anchor-type="as-char" svg:y="-0.152in" svg:width="0.9465in" svg:height="0.1992in" draw:z-index="3"><draw:object xlink:href="./Object 5" xlink:type="simple" xlink:show="embed" xlink:actuate="onLoad"/><draw:image xlink:href="./ObjectReplacements/Object 5" xlink:type="simple" xlink:show="embed" xlink:actuate="onLoad"/></draw:frame>, а для delete_node_by_key:</text:p>
      <text:p text:style-name="P14"><draw:frame draw:style-name="fr1" draw:name="Object6" text:anchor-type="as-char" svg:y="-0.2807in" svg:width="2.0201in" svg:height="0.4717in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P15"><text:span text:style-name="T18">А так як delete_even має 2 операції за циклом та 3 операції у циклі, а у циклі n-1 ітерацій, то з</text:span> цих формул маємо:</text:p>
      <text:p text:style-name="P9"><draw:frame draw:style-name="fr1" draw:name="Object4" text:anchor-type="as-char" svg:y="-0.4382in" svg:width="4.2256in" svg:height="0.8173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Code"><text:span text:style-name="T7">function</text:span> delete_even_<text:span text:style-name="T17">fast</text:span> (list)</text:p>
      <text:p text:style-name="Code"><text:tab/><text:span text:style-name="T7">if</text:span> list = null <text:span text:style-name="T7">then</text:span></text:p>
      <text:p text:style-name="Code"><text:tab/><text:tab/><text:span text:style-name="T7">return</text:span></text:p>
      <text:p text:style-name="Code"><text:tab/><text:span text:style-name="T7">end if</text:span></text:p>
      <text:p text:style-name="Code"><text:tab/>node = list</text:p>
      <text:p text:style-name="Code"><text:tab/>i = 1</text:p>
      <text:p text:style-name="Code"><text:tab/><text:span text:style-name="T7">while</text:span> node != null <text:span text:style-name="T7">do</text:span></text:p>
      <text:p text:style-name="Code"><text:soft-page-break/><text:tab/><text:tab/>i = (i+1) % 2</text:p>
      <text:p text:style-name="Code"><text:tab/><text:tab/>next = node.next</text:p>
      <text:p text:style-name="Code"><text:tab/><text:tab/><text:span text:style-name="T7">if</text:span> i % 2 = 0 <text:span text:style-name="T7">then</text:span></text:p>
      <text:p text:style-name="Code"><text:tab/><text:tab/><text:tab/>FREE MEMORY (node)</text:p>
      <text:p text:style-name="Code"><text:tab/><text:tab/><text:tab/><text:span text:style-name="T7">if</text:span> prev != null <text:span text:style-name="T7">then</text:span></text:p>
      <text:p text:style-name="Code"><text:s/><text:tab/><text:tab/><text:tab/><text:tab/>prev.next = next</text:p>
      <text:p text:style-name="Code"><text:tab/><text:tab/><text:tab/><text:span text:style-name="T7">end if</text:span></text:p>
      <text:p text:style-name="P9"><text:tab/><text:tab/>end if</text:p>
      <text:p text:style-name="Code"><text:tab/><text:tab/>prev = node</text:p>
      <text:p text:style-name="Code"><text:tab/><text:tab/>node = next</text:p>
      <text:p text:style-name="Code"><text:tab/><text:span text:style-name="T7">end while</text:span></text:p>
      <text:p text:style-name="P9">end function</text:p>
      <text:p text:style-name="P9"/>
      <text:p text:style-name="P2">Код за циклом має 3 операції, а у циклі для парних елементів 5 операцій, а для непарних 8 операцій, тобто загальна кількість операцій:</text:p>
      <text:p text:style-name="P2"><draw:frame draw:style-name="fr1" draw:name="Object1" text:anchor-type="as-char" svg:y="-0.2445in" svg:width="2.2319in" svg:height="0.3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8">З формули можна </text:span><text:bookmark text:name="result_box"/><text:span text:style-name="T9">припустити, </text:span><text:span text:style-name="T10">що функція </text:span><text:span text:style-name="T11">має</text:span><text:span text:style-name="T12"> лінійн</text:span><text:span text:style-name="T11">у швидкість</text:span><text:span text:style-name="T8">, перевіримо це:</text:span></text:p>
      <text:p text:style-name="P3"><draw:frame draw:style-name="fr1" draw:name="Object2" text:anchor-type="as-char" svg:y="-0.4528in" svg:width="1.2811in" svg:height="0.60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Що означає що:</text:p>
      <text:p text:style-name="P2"><draw:frame draw:style-name="fr1" draw:name="Object3" text:anchor-type="as-char" svg:y="-0.2445in" svg:width="1.6362in" svg:height="0.393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Це означає, що функція <text:span text:style-name="T17">має</text:span> лінійн<text:span text:style-name="T17">у швидкість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4-08T09:17:57.861000793</dc:date>
    <meta:editing-duration>PT14H24M6S</meta:editing-duration>
    <meta:editing-cycles>104</meta:editing-cycles>
    <meta:generator>LibreOffice/5.1.6.2$Linux_X86_64 LibreOffice_project/10m0$Build-2</meta:generator>
    <meta:document-statistic meta:table-count="0" meta:image-count="0" meta:object-count="6" meta:page-count="19" meta:paragraph-count="834" meta:word-count="4791" meta:character-count="26775" meta:non-whitespace-character-count="22313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frac>
            <mrow>
              <mn>5</mn>
              <mo stretchy="false">∗</mo>
              <mi>n</mi>
            </mrow>
            <mn>2</mn>
          </mfrac>
          <mo stretchy="false">+</mo>
          <mfrac>
            <mrow>
              <mn>8</mn>
              <mo stretchy="false">∗</mo>
              <mi>n</mi>
            </mrow>
            <mn>2</mn>
          </mfrac>
          <mo stretchy="false">+</mo>
          <mn>3</mn>
        </mrow>
        <mo stretchy="false">=</mo>
        <mrow>
          <mfrac>
            <mrow>
              <mn>13</mn>
              <mo stretchy="false">∗</mo>
              <mi>n</mi>
            </mrow>
            <mn>2</mn>
          </mfrac>
          <mo stretchy="false">+</mo>
          <mn>3</mn>
        </mrow>
      </mrow>
    </mrow>
    <annotation encoding="StarMath 5.0">T(n) = 5*n over 2 + 8*n over 2 + 3 = 13*n over 2 + 3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frac>
              <mrow>
                <mn>13</mn>
                <mo stretchy="false">∗</mo>
                <mi>n</mi>
              </mrow>
              <mn>2</mn>
            </mfrac>
            <mo stretchy="false">+</mo>
            <mn>2</mn>
          </mrow>
          <mi>n</mi>
        </mfrac>
      </mrow>
      <mo stretchy="false">=</mo>
      <mn>13</mn>
    </mrow>
    <annotation encoding="StarMath 5.0">lim from{n-&gt; infinity } {{{13*n} over {2} + 2} over n} = 13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frac>
            <mrow>
              <mn>13</mn>
              <mo stretchy="false">∗</mo>
              <mi>n</mi>
            </mrow>
            <mn>2</mn>
          </mfrac>
          <mo stretchy="false">+</mo>
          <mn>3</mn>
        </mrow>
        <mo stretchy="false">=</mo>
        <mi>Θ</mi>
      </mrow>
      <mrow>
        <mo fence="true" stretchy="false">(</mo>
        <mrow>
          <mi>n</mi>
        </mrow>
        <mo fence="true" stretchy="false">)</mo>
      </mrow>
    </mrow>
    <annotation encoding="StarMath 5.0">T(n) = 13*n over 2 + 3 = Θ(n)</annotation>
  </semantics>
</math>
</file>

<file path=Object 4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n>2</mn>
                <mo stretchy="false">+</mo>
                <mrow>
                  <mo fence="true" stretchy="false">(</mo>
                  <mrow>
                    <mrow>
                      <mn>4</mn>
                      <mo stretchy="false">+</mo>
                      <mrow>
                        <mn>3</mn>
                        <mo stretchy="false">∗</mo>
                        <mi>n</mi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∗</mo>
                  <mrow>
                    <mo fence="true" stretchy="false">(</mo>
                    <mrow>
                      <mrow>
                        <mfrac>
                          <mi>n</mi>
                          <mn>2</mn>
                        </mfrac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9</mn>
                  <mo stretchy="false">∗</mo>
                  <mrow>
                    <mo fence="true" stretchy="false">(</mo>
                    <mrow>
                      <mrow>
                        <mfrac>
                          <mi>n</mi>
                          <mn>2</mn>
                        </mfrac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5</mn>
                  <mo stretchy="false">∗</mo>
                  <mrow>
                    <mo fence="true" stretchy="false">(</mo>
                    <mrow>
                      <mrow>
                        <mn>2</mn>
                        <mo stretchy="false">+</mo>
                        <mn>3</mn>
                        <mo stretchy="false">+</mo>
                        <mn>...</mn>
                        <mo stretchy="false">+</mo>
                        <mfrac>
                          <mi>n</mi>
                          <mn>2</mn>
                        </mfrac>
                      </mrow>
                    </mrow>
                    <mo fence="true" stretchy="false">)</mo>
                  </mrow>
                </mrow>
              </mrow>
            </mrow>
          </mrow>
        </mtd>
      </mtr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n>9</mn>
                  <mo stretchy="false">∗</mo>
                  <mi>n</mi>
                </mrow>
                <mo stretchy="false">−</mo>
                <mn>6</mn>
                <mo stretchy="false">+</mo>
                <mrow>
                  <mn>5</mn>
                  <mo stretchy="false">∗</mo>
                  <mrow>
                    <mo fence="true" stretchy="false">(</mo>
                    <mrow>
                      <mrow>
                        <mn>2</mn>
                        <mo stretchy="false">+</mo>
                        <mfrac>
                          <mi>n</mi>
                          <mn>2</mn>
                        </mfrac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frac>
                          <mi>n</mi>
                          <mn>2</mn>
                        </mfrac>
                        <mo stretchy="false">−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stretchy="false">=</mo>
              <mrow>
                <mfrac>
                  <msup>
                    <mi>n</mi>
                    <mn>2</mn>
                  </msup>
                  <mn>6</mn>
                </mfrac>
                <mo stretchy="false">+</mo>
                <mfrac>
                  <mrow>
                    <mn>55</mn>
                    <mo stretchy="false">∗</mo>
                    <mi>n</mi>
                  </mrow>
                  <mn>4</mn>
                </mfrac>
                <mo stretchy="false">−</mo>
                <mfrac>
                  <mn>19</mn>
                  <mn>4</mn>
                </mfrac>
              </mrow>
              <mo stretchy="false">=</mo>
              <mi>Θ</mi>
            </mrow>
            <mrow>
              <mo fence="true" stretchy="false">(</mo>
              <mrow>
                <msup>
                  <mi>n</mi>
                  <mn>2</mn>
                </msup>
              </mrow>
              <mo fence="true" stretchy="false">)</mo>
            </mrow>
          </mrow>
        </mtd>
      </mtr>
    </mtable>
    <annotation encoding="StarMath 5.0">T(n) = 2 + (4+3*n) + 3*(n over 2-1) + 9*(n over 2-1) + 5*(2+3+...+n over 2) newline
T(n) = 9*n-6 + 5*(2+n over 2)*(n over 2-1)/2 = n^2 over 6+55*n over 4-19 over 4=Θ(n^2)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n>4</mn>
          <mo stretchy="false">+</mo>
          <mn>3</mn>
        </mrow>
      </mrow>
      <mi>n</mi>
    </mrow>
    <annotation encoding="StarMath 5.0">T( n ) = 4+3n</annotation>
  </semantics>
</math>
</file>

<file path=Object 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T</mi>
                <mrow>
                  <mrow>
                    <mo fence="true" stretchy="false">(</mo>
                    <mrow>
                      <mrow>
                        <mi>n</mi>
                        <mi>,</mi>
                        <mi>i</mi>
                      </mrow>
                    </mrow>
                    <mo fence="true" stretchy="false">)</mo>
                  </mrow>
                  <mo stretchy="false">=</mo>
                  <mrow>
                    <mn>9</mn>
                    <mo stretchy="false">+</mo>
                    <mn>5</mn>
                  </mrow>
                </mrow>
                <mi>i</mi>
              </mrow>
            </mtd>
            <mtd>
              <mrow>
                <mi>,</mi>
                <mi mathvariant="italic">якщо</mi>
                <mrow>
                  <mi>i</mi>
                  <mo stretchy="false">≤</mo>
                  <mi>n</mi>
                </mrow>
              </mrow>
            </mtd>
          </mtr>
          <mtr>
            <mtd>
              <mrow>
                <mi>T</mi>
                <mrow>
                  <mrow>
                    <mo fence="true" stretchy="false">(</mo>
                    <mrow>
                      <mrow>
                        <mi>n</mi>
                        <mi>,</mi>
                        <mi>i</mi>
                      </mrow>
                    </mrow>
                    <mo fence="true" stretchy="false">)</mo>
                  </mrow>
                  <mo stretchy="false">=</mo>
                  <mrow>
                    <mn>9</mn>
                    <mo stretchy="false">+</mo>
                    <mn>5</mn>
                  </mrow>
                </mrow>
                <mi>n</mi>
              </mrow>
            </mtd>
            <mtd>
              <mrow>
                <mi>,</mi>
                <mi mathvariant="italic">якщо</mi>
                <mrow>
                  <mi>i</mi>
                  <mo stretchy="false">&gt;</mo>
                  <mi>n</mi>
                </mrow>
              </mrow>
            </mtd>
          </mtr>
        </mtable>
      </mrow>
    </mrow>
    <annotation encoding="StarMath 5.0"> left lbrace { matrix { T( n,i ) = 9 + 5i # , якщо i&lt;=n ## T( n,i ) = 9 + 5n # , якщо i&gt;n } } right none</annotation>
  </semantics>
</math>
</file>